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 Thin1" svg:font-family="'Noto Sans Thin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" svg:font-family="'Droid Sans'" style:font-family-generic="system" style:font-pitch="variable"/>
    <style:font-face style:name="Noto Sans Thin" svg:font-family="'Noto Sans Thi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fo:background-color="#ffff00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yola Convent School</text:p>
      <text:p text:style-name="P2">Booty More, Ranch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 PROJECT REPORT ON</text:p>
      <text:p text:style-name="P4">Student Management System</text:p>
      <text:list xml:id="list4296516753520588717" text:style-name="L1">
        <text:list-header>
          <text:p text:style-name="P5"/>
          <text:p text:style-name="P5">Submitted to:-<text:tab/><text:tab/><text:tab/><text:tab/><text:tab/> <text:s text:c="4"/>Submitted by:- </text:p>
          <text:p text:style-name="P6"><text:span text:style-name="T2">Mr. Aniket Kumar</text:span><text:span text:style-name="T1"><text:tab/><text:tab/><text:tab/><text:tab/> <text:s text:c="10"/></text:span><text:span text:style-name="T2">Name: Swarnaditya Singh</text:span></text:p>
        </text:list-header>
      </text:list>
      <text:p text:style-name="P8"><text:s text:c="95"/>Class: XII (Sci) <text:s text:c="31"/></text:p>
      <text:p text:style-name="P8"><text:s text:c="96"/>Roll no.: 40 <text:s text:c="38"/></text:p>
      <text:p text:style-name="P8"><text:s text:c="96"/>Board Roll no.: 22690316 <text:s text:c="15"/></text:p>
      <text:p text:style-name="P7"/>
      <text:p text:style-name="P7"/>
      <text:p text:style-name="P16">CERTIFICATE</text:p>
      <text:p text:style-name="P9"/>
      <text:p text:style-name="P13">This is to certify that <text:span text:style-name="T3">Swarnaditya Singh</text:span> of class <text:span text:style-name="T3">XII Sci.</text:span> of <text:span text:style-name="T3">Loyola Convent School</text:span> has done his project on <text:span text:style-name="T3">Student Management System</text:span> under the supervision of <text:span text:style-name="T3">Mr. Aniket Kumar</text:span>.</text:p>
      <text:p text:style-name="P13"/>
      <text:p text:style-name="P13">He has taken interest and has shown at most sincerity in completion of this project.</text:p>
      <text:p text:style-name="P13"/>
      <text:p text:style-name="P13">I certify this project up to my expectation and as per guidelines issued by <text:span text:style-name="T3">CBSE, New Delhi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5">Internal Examiner</text:span><text:tab/><text:tab/><text:tab/><text:tab/><text:tab/><text:tab/> <text:s text:c="8"/><text:span text:style-name="T5">External Examiner</text:span></text:p>
      <text:p text:style-name="P13"/>
      <text:p text:style-name="P13"/>
      <text:p text:style-name="P15">ACKNOWLEDGMENT</text:p>
      <text:p text:style-name="P14"/>
      <text:p text:style-name="P11">It is with pleasure that I acknowledge my sincere gratitude to our teacher, <text:span text:style-name="T3">Mr.</text:span> <text:span text:style-name="T3">Aniket Kumar</text:span> who taught and undertook the responsibility of teaching the subject Computer Science. I have been greatly benefited from his classes.</text:p>
      <text:p text:style-name="P11"/>
      <text:p text:style-name="P11">Finally, I would like to express my sincere appreciation for all the other students for my batch their friendship and the fine times that we all shared together.</text:p>
      <text:p text:style-name="P11"/>
      <text:p text:style-name="P11">Last but not the least, I would like to thank all those who had helped directly or indirectly towards the completion of this project.</text:p>
      <text:p text:style-name="P11"/>
      <text:p text:style-name="P12">Swarnaditya Singh</text:p>
      <text:p text:style-name="P10">XII S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 Thin1" svg:font-family="'Noto Sans Thin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" svg:font-family="'Droid Sans'" style:font-family-generic="system" style:font-pitch="variable"/>
    <style:font-face style:name="Noto Sans Thin" svg:font-family="'Noto Sans Thi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" style:font-size-asian="12pt" style:language-asian="zh" style:country-asian="CN" style:font-name-complex="Noto Sans Thi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roid Sans" style:font-size-asian="14pt" style:font-name-complex="Noto Sans Thi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 Thi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 Thi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Thin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warnaditya Singh</meta:initial-creator>
    <meta:creation-date>2022-03-14T17:37:57</meta:creation-date>
    <dc:date>2022-03-14T18:16:10</dc:date>
    <dc:creator>Swarnaditya Singh</dc:creator>
    <meta:editing-duration>PT30M26S</meta:editing-duration>
    <meta:editing-cycles>4</meta:editing-cycles>
    <meta:generator>OpenOffice/4.1.11$Unix OpenOffice.org_project/4111m1$Build-9808</meta:generator>
    <meta:document-statistic meta:table-count="0" meta:image-count="0" meta:object-count="0" meta:page-count="3" meta:paragraph-count="20" meta:word-count="193" meta:character-count="1574"/>
  </office:meta>
</office:document-meta>
</file>